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text-underline-style="none" fo:font-weight="normal" officeooo:rsid="0000d67c" officeooo:paragraph-rsid="0000d67c" style:font-size-asian="10.5pt" style:font-weight-asian="normal" style:font-size-complex="12pt" style:font-weight-complex="normal"/>
    </style:style>
    <style:style style:name="P2" style:family="paragraph" style:parent-style-name="Standard">
      <style:text-properties fo:color="#000000" fo:font-size="12pt" style:text-underline-style="none" fo:font-weight="bold" officeooo:rsid="0000d67c" officeooo:paragraph-rsid="0000d67c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font-weight="normal" officeooo:paragraph-rsid="0000d67c"/>
    </style:style>
    <style:style style:name="P4" style:family="paragraph" style:parent-style-name="Standard">
      <style:text-properties fo:font-size="14pt" fo:font-weight="normal" officeooo:rsid="0000d67c" officeooo:paragraph-rsid="0000d67c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officeooo:rsid="0000d67c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ce181e" fo:font-size="18pt" fo:font-style="italic" style:text-underline-style="solid" style:text-underline-width="auto" style:text-underline-color="font-color" fo:font-weight="bold" officeooo:rsid="0000d67c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ce18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ce181e" fo:font-style="italic" style:text-underline-style="solid" style:text-underline-width="auto" style:text-underline-color="font-color" fo:font-weight="bold" officeooo:rsid="0000d67c" style:font-style-asian="italic" style:font-weight-asian="bold" style:font-style-complex="italic" style:font-weight-complex="bold"/>
    </style:style>
    <style:style style:name="T6" style:family="text">
      <style:text-properties fo:color="#ce181e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ce181e" fo:font-style="italic" style:text-underline-style="solid" style:text-underline-width="auto" style:text-underline-color="font-color" officeooo:rsid="0000d67c" style:font-style-asian="italic" style:font-style-complex="italic"/>
    </style:style>
    <style:style style:name="T8" style:family="text">
      <style:text-properties fo:font-variant="normal" fo:text-transform="none" fo:color="#333333" style:font-name="Monaco" fo:font-size="9pt" fo:letter-spacing="normal" fo:font-style="italic" style:font-style-asian="italic" style:font-style-complex="italic"/>
    </style:style>
    <style:style style:name="T9" style:family="text">
      <style:text-properties fo:font-variant="normal" fo:text-transform="none" fo:color="#333333" style:font-name="Monaco" fo:font-size="9pt" fo:letter-spacing="normal" fo:font-style="italic" style:text-underline-style="none" officeooo:rsid="0000d67c" style:font-size-asian="10.5pt" style:font-style-asian="italic" style:font-weight-asian="normal" style:font-size-complex="1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3">BIT BUCKET</text:span></text:p>
      <text:p text:style-name="Standard"><text:span text:style-name="T3"/></text:p>
      <text:p text:style-name="P4"><text:span text:style-name="T7">I</text:span><text:span text:style-name="T6">n Bit Bucket :- </text:span></text:p>
      <text:p text:style-name="P1"><text:span text:style-name="T1">1. Create Login in bit bucket </text:span></text:p>
      <text:p text:style-name="P1"><text:span text:style-name="T1">2. make directory in bit bucket</text:span></text:p>
      <text:p text:style-name="P1"><text:span text:style-name="T1"><text:tab/>ex :- aws_infra</text:span></text:p>
      <text:p text:style-name="P1"><text:span text:style-name="T1">3. copy clone</text:span></text:p>
      <text:p text:style-name="P1"><text:span text:style-name="T1"/></text:p>
      <text:p text:style-name="P2"><text:span text:style-name="T1">In System :-</text:span></text:p>
      <text:p text:style-name="P1"><text:span text:style-name="T1">1. mkdir aws_infra</text:span></text:p>
      <text:p text:style-name="P1"><text:span text:style-name="T1">2. cd aws_infra</text:span></text:p>
      <text:p text:style-name="P3"><text:span text:style-name="T2">3. git clone </text:span><text:span text:style-name="T9">git clone https://gauravroot@bitbucket.org/gauravroot/aws_infra.git</text:span></text:p>
      <text:p text:style-name="P1"><text:span text:style-name="T1">4. password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7:13:40.578727396</meta:creation-date>
    <dc:date>2021-07-08T19:38:32.842326367</dc:date>
    <meta:editing-duration>PT2H14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1" meta:character-count="259" meta:non-whitespace-character-count="220"/>
  </office:meta>
</office:document-meta>
</file>